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7888in" text:min-label-width="0.25in"/>
      </text:list-level-style-number>
      <text:list-level-style-number text:level="2" style:num-suffix="." style:num-format="a" style:num-letter-sync="true">
        <style:list-level-properties text:space-before="1.2888in" text:min-label-width="0.25in"/>
      </text:list-level-style-number>
      <text:list-level-style-number text:level="3" style:num-suffix="." style:num-format="i">
        <style:list-level-properties fo:text-align="end" text:space-before="1.9138in" text:min-label-width="0.125in"/>
      </text:list-level-style-number>
      <text:list-level-style-number text:level="4" style:num-suffix="." style:num-format="1">
        <style:list-level-properties text:space-before="2.2888in" text:min-label-width="0.25in"/>
      </text:list-level-style-number>
      <text:list-level-style-number text:level="5" style:num-suffix="." style:num-format="a" style:num-letter-sync="true">
        <style:list-level-properties text:space-before="2.7888in" text:min-label-width="0.25in"/>
      </text:list-level-style-number>
      <text:list-level-style-number text:level="6" style:num-suffix="." style:num-format="i">
        <style:list-level-properties fo:text-align="end" text:space-before="3.4138in" text:min-label-width="0.125in"/>
      </text:list-level-style-number>
      <text:list-level-style-number text:level="7" style:num-suffix="." style:num-format="1">
        <style:list-level-properties text:space-before="3.7888in" text:min-label-width="0.25in"/>
      </text:list-level-style-number>
      <text:list-level-style-number text:level="8" style:num-suffix="." style:num-format="a" style:num-letter-sync="true">
        <style:list-level-properties text:space-before="4.2888in" text:min-label-width="0.25in"/>
      </text:list-level-style-number>
      <text:list-level-style-number text:level="9" style:num-suffix="." style:num-format="i">
        <style:list-level-properties fo:text-align="end" text:space-before="4.9138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style:font-name="Bell MT" fo:font-weight="bold" style:font-weight-asian="bold" fo:color="#1F497D" fo:font-size="16pt" style:font-size-asian="16pt" style:font-size-complex="16pt"/>
    </style:style>
    <style:style style:name="P2" style:parent-style-name="Normalny" style:family="paragraph">
      <style:paragraph-properties fo:text-align="center"/>
    </style:style>
    <style:style style:name="T3" style:parent-style-name="Domyślnaczcionkaakapitu" style:family="text">
      <style:text-properties style:font-name="Bell MT" fo:font-weight="bold" style:font-weight-asian="bold" fo:color="#1F497D" fo:font-size="16pt" style:font-size-asian="16pt" style:font-size-complex="16pt"/>
    </style:style>
    <style:style style:name="T4" style:parent-style-name="Domyślnaczcionkaakapitu" style:family="text">
      <style:text-properties style:font-name="Times New Roman" style:font-name-complex="Times New Roman" fo:font-weight="bold" style:font-weight-asian="bold" fo:color="#1F497D" fo:font-size="16pt" style:font-size-asian="16pt" style:font-size-complex="16pt"/>
    </style:style>
    <style:style style:name="T5" style:parent-style-name="Domyślnaczcionkaakapitu" style:family="text">
      <style:text-properties style:font-name="Bell MT" style:font-name-complex="Times New Roman" fo:font-weight="bold" style:font-weight-asian="bold" fo:color="#1F497D"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style:font-name="Bell MT" style:font-name-complex="Times New Roman" fo:font-weight="bold" style:font-weight-asian="bold" fo:color="#000000" fo:font-size="12pt" style:font-size-asian="12pt" style:font-size-complex="12pt"/>
    </style:style>
    <style:style style:name="T8" style:parent-style-name="Domyślnaczcionkaakapitu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T9" style:parent-style-name="Domyślnaczcionkaakapitu" style:family="text">
      <style:text-properties style:font-name="Bell MT" style:font-name-complex="Times New Roman" fo:font-weight="bold" style:font-weight-asian="bold" fo:color="#000000" fo:font-size="12pt" style:font-size-asian="12pt" style:font-size-complex="12pt"/>
    </style:style>
    <style:style style:name="T10" style:parent-style-name="Domyślnaczcionkaakapitu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11" style:parent-style-name="Normalny" style:family="paragraph">
      <style:paragraph-properties fo:text-align="center"/>
    </style:style>
    <style:style style:name="T12" style:parent-style-name="Domyślnaczcionkaakapitu" style:family="text">
      <style:text-properties style:font-name="Bell MT" style:font-name-complex="Times New Roman" fo:font-weight="bold" style:font-weight-asian="bold" fo:color="#000000" fo:font-size="12pt" style:font-size-asian="12pt" style:font-size-complex="12pt"/>
    </style:style>
    <style:style style:name="T13" style:parent-style-name="Domyślnaczcionkaakapitu" style:family="text">
      <style:text-properties style:font-name="Bell MT" style:font-name-complex="Times New Roman" fo:font-weight="bold" style:font-weight-asian="bold" fo:color="#000000" fo:font-size="12pt" style:font-size-asian="12pt" style:font-size-complex="12pt"/>
    </style:style>
    <style:style style:name="T14" style:parent-style-name="Domyślnaczcionkaakapitu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T15" style:parent-style-name="Domyślnaczcionkaakapitu" style:family="text">
      <style:text-properties style:font-name="Bell MT" style:font-name-complex="Times New Roman" fo:font-weight="bold" style:font-weight-asian="bold" fo:color="#000000" fo:font-size="12pt" style:font-size-asian="12pt" style:font-size-complex="12pt"/>
    </style:style>
    <style:style style:name="T16" style:parent-style-name="Domyślnaczcionkaakapitu" style:family="text">
      <style:text-properties style:font-name="Bell MT" style:font-name-complex="Times New Roman" fo:font-weight="bold" style:font-weight-asian="bold" fo:color="#000000" fo:font-size="12pt" style:font-size-asian="12pt" style:font-size-complex="12pt"/>
    </style:style>
    <style:style style:name="T17" style:parent-style-name="Domyślnaczcionkaakapitu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18" style:parent-style-name="Normalny" style:family="paragraph">
      <style:text-properties style:font-name="Times New Roman" style:font-name-complex="Times New Roman" fo:font-weight="bold" style:font-weight-asian="bold" fo:font-style="italic" style:font-style-asian="italic" fo:color="#000000" fo:font-size="12pt" style:font-size-asian="12pt" style:font-size-complex="12pt"/>
    </style:style>
    <style:style style:name="T19" style:parent-style-name="Domyślnaczcionkaakapitu" style:family="text">
      <style:text-properties style:font-name="Times New Roman" style:font-name-complex="Times New Roman" fo:color="#000000"/>
    </style:style>
    <style:style style:name="T20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21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22" style:parent-style-name="Normalny" style:family="paragraph">
      <style:text-properties style:font-name="Times New Roman" style:font-name-complex="Times New Roman" fo:font-weight="bold" style:font-weight-asian="bold" fo:font-style="italic" style:font-style-asian="italic" fo:color="#000000" fo:font-size="12pt" style:font-size-asian="12pt" style:font-size-complex="12pt"/>
    </style:style>
    <style:style style:name="P23" style:parent-style-name="Akapitzlistą" style:list-style-name="LFO1" style:family="paragraph"/>
    <style:style style:name="T24" style:parent-style-name="Domyślnaczcionkaakapitu" style:family="text">
      <style:text-properties style:font-name="Times New Roman" style:font-name-complex="Times New Roman" fo:color="#000000"/>
    </style:style>
    <style:style style:name="T25" style:parent-style-name="Domyślnaczcionkaakapitu" style:family="text">
      <style:text-properties style:font-name="Times New Roman" style:font-name-complex="Times New Roman" fo:color="#000000"/>
    </style:style>
    <style:style style:name="T26" style:parent-style-name="Domyślnaczcionkaakapitu" style:family="text">
      <style:text-properties style:font-name="Times New Roman" style:font-name-complex="Times New Roman" fo:color="#000000"/>
    </style:style>
    <style:style style:name="T27" style:parent-style-name="Domyślnaczcionkaakapitu" style:family="text">
      <style:text-properties style:font-name="Times New Roman" style:font-name-complex="Times New Roman" fo:color="#000000"/>
    </style:style>
    <style:style style:name="T28" style:parent-style-name="Domyślnaczcionkaakapitu" style:family="text">
      <style:text-properties style:font-name="Times New Roman" style:font-name-complex="Times New Roman" fo:font-weight="bold" style:font-weight-asian="bold" fo:color="#000000"/>
    </style:style>
    <style:style style:name="T29" style:parent-style-name="Domyślnaczcionkaakapitu" style:family="text">
      <style:text-properties style:font-name="Times New Roman" style:font-name-complex="Times New Roman" fo:color="#000000"/>
    </style:style>
    <style:style style:name="T30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31" style:parent-style-name="Akapitzlistą" style:list-style-name="LFO1" style:family="paragraph"/>
    <style:style style:name="T3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33" style:parent-style-name="Akapitzlistą" style:list-style-name="LFO2" style:family="paragraph"/>
    <style:style style:name="T34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35" style:parent-style-name="Domyślnaczcionkaakapitu" style:family="text">
      <style:text-properties style:font-name="Times New Roman" style:font-name-asian="Times New Roman" style:font-name-complex="Times New Roman" fo:color="#1F497D"/>
    </style:style>
    <style:style style:name="T36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37" style:parent-style-name="Domyślnaczcionkaakapitu" style:family="text">
      <style:text-properties style:font-name="Times New Roman" style:font-name-asian="Times New Roman" style:font-name-complex="Times New Roman" fo:color="#1F497D"/>
    </style:style>
    <style:style style:name="T38" style:parent-style-name="Domyślnaczcionkaakapitu" style:family="text">
      <style:text-properties style:font-name="Times New Roman" style:font-name-asian="Times New Roman" style:font-name-complex="Times New Roman" fo:color="#1F497D"/>
    </style:style>
    <style:style style:name="T39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40" style:parent-style-name="Akapitzlistą" style:list-style-name="LFO2" style:family="paragraph"/>
    <style:style style:name="T41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42" style:parent-style-name="Domyślnaczcionkaakapitu" style:family="text">
      <style:text-properties style:font-name="Times New Roman" style:font-name-asian="Times New Roman" style:font-name-complex="Times New Roman" fo:color="#1F497D"/>
    </style:style>
    <style:style style:name="T43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44" style:parent-style-name="Domyślnaczcionkaakapitu" style:family="text">
      <style:text-properties style:font-name="Times New Roman" style:font-name-asian="Times New Roman" style:font-name-complex="Times New Roman" fo:color="#1F497D"/>
    </style:style>
    <style:style style:name="T45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46" style:parent-style-name="Normalny" style:family="paragraph">
      <style:text-properties style:font-name="Times New Roman" style:font-name-complex="Times New Roman" fo:font-weight="bold" style:font-weight-asian="bold" fo:color="#000000"/>
    </style:style>
    <style:style style:name="P47" style:parent-style-name="Akapitzlistą" style:list-style-name="LFO4" style:family="paragraph">
      <style:text-properties style:font-name="Times New Roman" style:font-name-complex="Times New Roman" fo:font-weight="bold" style:font-weight-asian="bold" fo:color="#000000"/>
    </style:style>
    <style:style style:name="T48" style:parent-style-name="Domyślnaczcionkaakapitu" style:family="text">
      <style:text-properties style:font-name="Times New Roman" style:font-name-complex="Times New Roman" fo:color="#000000"/>
    </style:style>
    <style:style style:name="T49" style:parent-style-name="Domyślnaczcionkaakapitu" style:family="text">
      <style:text-properties style:font-name="Times New Roman" style:font-name-complex="Times New Roman" fo:font-weight="bold" style:font-weight-asian="bold" fo:color="#000000"/>
    </style:style>
    <style:style style:name="T50" style:parent-style-name="Domyślnaczcionkaakapitu" style:family="text">
      <style:text-properties style:font-name="Times New Roman" style:font-name-complex="Times New Roman" fo:font-weight="bold" style:font-weight-asian="bold" fo:color="#000000"/>
    </style:style>
    <style:style style:name="T51" style:parent-style-name="Domyślnaczcionkaakapitu" style:family="text">
      <style:text-properties style:font-name="Times New Roman" style:font-name-complex="Times New Roman" fo:color="#000000"/>
    </style:style>
    <style:style style:name="T52" style:parent-style-name="Domyślnaczcionkaakapitu" style:family="text">
      <style:text-properties style:font-name="Times New Roman" style:font-name-complex="Times New Roman" fo:color="#000000"/>
    </style:style>
    <style:style style:name="T53" style:parent-style-name="Domyślnaczcionkaakapitu" style:family="text">
      <style:text-properties style:font-name="Times New Roman" style:font-name-complex="Times New Roman" fo:color="#000000"/>
    </style:style>
    <style:style style:name="P54" style:parent-style-name="Akapitzlistą" style:list-style-name="LFO4" style:family="paragraph">
      <style:text-properties style:font-name="Times New Roman" style:font-name-complex="Times New Roman" fo:font-weight="bold" style:font-weight-asian="bold" fo:color="#000000"/>
    </style:style>
    <style:style style:name="T55" style:parent-style-name="Domyślnaczcionkaakapitu" style:family="text">
      <style:text-properties style:font-name="Times New Roman" style:font-name-complex="Times New Roman" fo:color="#000000"/>
    </style:style>
    <style:style style:name="T56" style:parent-style-name="Domyślnaczcionkaakapitu" style:family="text">
      <style:text-properties style:font-name="Times New Roman" style:font-name-complex="Times New Roman" fo:font-weight="bold" style:font-weight-asian="bold" fo:color="#000000"/>
    </style:style>
    <style:style style:name="T57" style:parent-style-name="Domyślnaczcionkaakapitu" style:family="text">
      <style:text-properties style:font-name="Times New Roman" style:font-name-complex="Times New Roman" fo:color="#000000"/>
    </style:style>
    <style:style style:name="P58" style:parent-style-name="Akapitzlistą" style:family="paragraph">
      <style:text-properties style:font-name="Times New Roman" style:font-name-complex="Times New Roman" fo:font-weight="bold" style:font-weight-asian="bold" fo:font-style="italic" style:font-style-asian="italic" fo:color="#000000" fo:font-size="8pt" style:font-size-asian="8pt" style:font-size-complex="8pt"/>
    </style:style>
    <style:style style:name="P59" style:parent-style-name="Akapitzlistą" style:family="paragraph">
      <style:text-properties style:font-name="Times New Roman" style:font-name-complex="Times New Roman" fo:font-weight="bold" style:font-weight-asian="bold" fo:font-style="italic" style:font-style-asian="italic" fo:color="#000000" fo:font-size="8pt" style:font-size-asian="8pt" style:font-size-complex="8pt"/>
    </style:style>
    <style:style style:name="P60" style:parent-style-name="Akapitzlistą" style:family="paragraph">
      <style:text-properties style:font-name="Times New Roman" style:font-name-complex="Times New Roman" fo:font-weight="bold" style:font-weight-asian="bold" fo:font-style="italic" style:font-style-asian="italic" fo:color="#000000" fo:font-size="8pt" style:font-size-asian="8pt" style:font-size-complex="8pt" fo:language="en" fo:country="US"/>
    </style:style>
    <style:style style:name="P61" style:parent-style-name="Akapitzlistą" style:family="paragraph">
      <style:text-properties style:font-name="Times New Roman" style:font-name-complex="Times New Roman" fo:font-weight="bold" style:font-weight-asian="bold" fo:font-style="italic" style:font-style-asian="italic" fo:color="#000000" fo:font-size="8pt" style:font-size-asian="8pt" style:font-size-complex="8pt" fo:language="en" fo:country="US"/>
    </style:style>
    <style:style style:name="P62" style:parent-style-name="Akapitzlistą" style:family="paragraph">
      <style:text-properties style:font-name="Times New Roman" style:font-name-complex="Times New Roman" fo:font-weight="bold" style:font-weight-asian="bold" fo:font-style="italic" style:font-style-asian="italic" fo:color="#000000" fo:font-size="8pt" style:font-size-asian="8pt" style:font-size-complex="8pt" fo:language="en" fo:country="US"/>
    </style:style>
    <style:style style:name="P63" style:parent-style-name="Akapitzlistą" style:family="paragraph">
      <style:text-properties style:font-name="Times New Roman" style:font-name-complex="Times New Roman" fo:color="#000000" fo:language="en" fo:country="US"/>
    </style:style>
    <style:style style:name="P64" style:parent-style-name="Akapitzlistą" style:family="paragraph">
      <style:text-properties style:font-name="Times New Roman" style:font-name-complex="Times New Roman" fo:color="#000000"/>
    </style:style>
    <style:style style:name="P65" style:parent-style-name="Akapitzlistą" style:list-style-name="LFO4" style:family="paragraph"/>
    <style:style style:name="T66" style:parent-style-name="Domyślnaczcionkaakapitu" style:family="text">
      <style:text-properties style:font-name="Times New Roman" style:font-name-complex="Times New Roman" fo:font-weight="bold" style:font-weight-asian="bold" fo:color="#000000"/>
    </style:style>
    <style:style style:name="P67" style:parent-style-name="Akapitzlistą" style:family="paragraph">
      <style:text-properties style:font-name="Times New Roman" style:font-name-complex="Times New Roman" fo:color="#000000"/>
    </style:style>
    <style:style style:name="P68" style:parent-style-name="Akapitzlistą" style:list-style-name="LFO5" style:family="paragraph">
      <style:text-properties style:font-name="Times New Roman" style:font-name-complex="Times New Roman" fo:font-weight="bold" style:font-weight-asian="bold" fo:color="#000000"/>
    </style:style>
    <style:style style:name="P69" style:parent-style-name="Akapitzlistą" style:family="paragraph">
      <style:paragraph-properties fo:margin-left="1in">
        <style:tab-stops/>
      </style:paragraph-properties>
    </style:style>
    <style:style style:name="T70" style:parent-style-name="Domyślnaczcionkaakapitu" style:family="text">
      <style:text-properties style:font-name="Times New Roman" style:font-name-complex="Times New Roman" fo:color="#000000"/>
    </style:style>
    <style:style style:name="T71" style:parent-style-name="Domyślnaczcionkaakapitu" style:family="text">
      <style:text-properties style:font-name="Times New Roman" style:font-name-complex="Times New Roman" fo:color="#000000" fo:language="en" fo:country="US"/>
    </style:style>
    <style:style style:name="P72" style:parent-style-name="NormalnyWeb" style:family="paragraph">
      <style:paragraph-properties fo:margin-top="0in" fo:margin-bottom="0.1666in" fo:margin-left="1in" fo:background-color="#FFFFFF">
        <style:tab-stops/>
      </style:paragraph-properties>
      <style:text-properties fo:color="#F79646" fo:font-size="8pt" style:font-size-asian="8pt" style:font-size-complex="8pt" fo:language="en" fo:country="US"/>
    </style:style>
    <style:style style:name="P73" style:parent-style-name="NormalnyWeb" style:family="paragraph">
      <style:paragraph-properties fo:margin-top="0in" fo:margin-bottom="0.1666in" fo:margin-left="1in" fo:background-color="#FFFFFF">
        <style:tab-stops/>
      </style:paragraph-properties>
      <style:text-properties fo:color="#F79646" fo:font-size="8pt" style:font-size-asian="8pt" style:font-size-complex="8pt" fo:language="en" fo:country="US"/>
    </style:style>
    <style:style style:name="P74" style:parent-style-name="NormalnyWeb" style:family="paragraph">
      <style:paragraph-properties fo:margin-top="0in" fo:margin-bottom="0.1666in" fo:margin-left="1in" fo:background-color="#FFFFFF">
        <style:tab-stops/>
      </style:paragraph-properties>
      <style:text-properties fo:color="#F79646" fo:font-size="8pt" style:font-size-asian="8pt" style:font-size-complex="8pt" fo:language="en" fo:country="US"/>
    </style:style>
    <style:style style:name="P75" style:parent-style-name="NormalnyWeb" style:family="paragraph">
      <style:paragraph-properties fo:margin-top="0in" fo:margin-bottom="0.1666in" fo:margin-left="1in" fo:background-color="#FFFFFF">
        <style:tab-stops/>
      </style:paragraph-properties>
      <style:text-properties fo:color="#242729" fo:font-size="11pt" style:font-size-asian="11pt" style:font-size-complex="11pt"/>
    </style:style>
    <style:style style:name="P76" style:parent-style-name="NormalnyWeb" style:list-style-name="LFO5" style:family="paragraph">
      <style:paragraph-properties fo:margin-top="0in" fo:margin-bottom="0.1666in" fo:background-color="#FFFFFF"/>
    </style:style>
    <style:style style:name="T77" style:parent-style-name="Domyślnaczcionkaakapitu" style:family="text">
      <style:text-properties fo:font-weight="bold" style:font-weight-asian="bold" fo:color="#242729" fo:font-size="11pt" style:font-size-asian="11pt" style:font-size-complex="11pt"/>
    </style:style>
    <style:style style:name="P78" style:parent-style-name="NormalnyWeb" style:family="paragraph">
      <style:paragraph-properties fo:margin-top="0in" fo:margin-bottom="0.1666in" fo:margin-left="1in" fo:background-color="#FFFFFF">
        <style:tab-stops/>
      </style:paragraph-properties>
      <style:text-properties fo:color="#242729" fo:font-size="11pt" style:font-size-asian="11pt" style:font-size-complex="11pt"/>
    </style:style>
    <style:style style:name="P79" style:parent-style-name="NormalnyWeb" style:family="paragraph">
      <style:paragraph-properties fo:margin-top="0in" fo:margin-bottom="0.1666in" fo:margin-left="1in" fo:background-color="#FFFFFF">
        <style:tab-stops/>
      </style:paragraph-properties>
      <style:text-properties fo:color="#F79646" fo:font-size="8pt" style:font-size-asian="8pt" style:font-size-complex="8pt" fo:language="en" fo:country="US"/>
    </style:style>
    <style:style style:name="P80" style:parent-style-name="NormalnyWeb" style:family="paragraph">
      <style:paragraph-properties fo:margin-top="0in" fo:margin-bottom="0.1666in" fo:margin-left="1in" fo:background-color="#FFFFFF">
        <style:tab-stops/>
      </style:paragraph-properties>
      <style:text-properties fo:color="#F79646" fo:font-size="8pt" style:font-size-asian="8pt" style:font-size-complex="8pt" fo:language="en" fo:country="US"/>
    </style:style>
    <style:style style:name="P81" style:parent-style-name="NormalnyWeb" style:family="paragraph">
      <style:paragraph-properties fo:margin-top="0in" fo:margin-bottom="0.1666in" fo:background-color="#FFFFFF"/>
      <style:text-properties fo:color="#F79646" fo:font-size="8pt" style:font-size-asian="8pt" style:font-size-complex="8pt" fo:language="en" fo:country="US"/>
    </style:style>
    <style:style style:name="P82" style:parent-style-name="NormalnyWeb" style:family="paragraph">
      <style:paragraph-properties fo:margin-top="0in" fo:margin-bottom="0.1666in" fo:background-color="#FFFFFF"/>
      <style:text-properties fo:color="#F79646" fo:font-size="8pt" style:font-size-asian="8pt" style:font-size-complex="8pt" fo:language="en" fo:country="US"/>
    </style:style>
    <style:style style:name="P83" style:parent-style-name="NormalnyWeb" style:family="paragraph">
      <style:paragraph-properties fo:margin-top="0in" fo:margin-bottom="0.1666in" fo:background-color="#FFFFFF"/>
      <style:text-properties fo:color="#F79646" fo:font-size="8pt" style:font-size-asian="8pt" style:font-size-complex="8pt" fo:language="en" fo:country="US"/>
    </style:style>
    <style:style style:name="P84" style:parent-style-name="NormalnyWeb" style:family="paragraph">
      <style:paragraph-properties fo:margin-top="0in" fo:margin-bottom="0.1666in" fo:background-color="#FFFFFF"/>
      <style:text-properties fo:color="#F79646" fo:font-size="8pt" style:font-size-asian="8pt" style:font-size-complex="8pt" fo:language="en" fo:country="US"/>
    </style:style>
    <style:style style:name="P85" style:parent-style-name="NormalnyWeb" style:family="paragraph">
      <style:paragraph-properties fo:margin-top="0in" fo:margin-bottom="0.1666in" fo:margin-left="1.475in" fo:text-indent="0.4916in" fo:background-color="#FFFFFF">
        <style:tab-stops/>
      </style:paragraph-properties>
      <style:text-properties fo:color="#F79646" fo:font-size="8pt" style:font-size-asian="8pt" style:font-size-complex="8pt" fo:language="en" fo:country="US"/>
    </style:style>
    <style:style style:name="P86" style:parent-style-name="NormalnyWeb" style:family="paragraph">
      <style:paragraph-properties fo:margin-top="0in" fo:margin-bottom="0.1666in" fo:background-color="#FFFFFF"/>
      <style:text-properties fo:color="#F79646" fo:font-size="8pt" style:font-size-asian="8pt" style:font-size-complex="8pt" fo:language="en" fo:country="US"/>
    </style:style>
    <style:style style:name="P87" style:parent-style-name="NormalnyWeb" style:family="paragraph">
      <style:paragraph-properties fo:margin-top="0in" fo:margin-bottom="0.1666in" fo:background-color="#FFFFFF"/>
      <style:text-properties fo:color="#F79646" fo:font-size="8pt" style:font-size-asian="8pt" style:font-size-complex="8pt" fo:language="en" fo:country="US"/>
    </style:style>
    <style:style style:name="P88" style:parent-style-name="NormalnyWeb" style:family="paragraph">
      <style:paragraph-properties fo:margin-top="0in" fo:margin-bottom="0.1666in" fo:background-color="#FFFFFF"/>
      <style:text-properties fo:color="#F79646" fo:font-size="8pt" style:font-size-asian="8pt" style:font-size-complex="8pt" fo:language="en" fo:country="US"/>
    </style:style>
    <style:style style:name="P89" style:parent-style-name="NormalnyWeb" style:family="paragraph">
      <style:paragraph-properties fo:margin-top="0in" fo:margin-bottom="0.1666in" fo:background-color="#FFFFFF"/>
    </style:style>
    <style:style style:name="T90" style:parent-style-name="Domyślnaczcionkaakapitu" style:family="text">
      <style:text-properties fo:font-size="11pt" style:font-size-asian="11pt" style:font-size-complex="11pt" fo:language="en" fo:country="US"/>
    </style:style>
    <style:style style:name="T91" style:parent-style-name="Domyślnaczcionkaakapitu" style:family="text">
      <style:text-properties fo:font-size="11pt" style:font-size-asian="11pt" style:font-size-complex="11pt" fo:language="en" fo:country="US"/>
    </style:style>
    <style:style style:name="T92" style:parent-style-name="Domyślnaczcionkaakapitu" style:family="text">
      <style:text-properties fo:font-size="11pt" style:font-size-asian="11pt" style:font-size-complex="11pt"/>
    </style:style>
    <style:style style:name="T93" style:parent-style-name="Domyślnaczcionkaakapitu" style:family="text">
      <style:text-properties style:font-name-asian="Times New Roman" fo:color="#000000"/>
    </style:style>
    <style:style style:name="P94" style:parent-style-name="NormalnyWeb" style:list-style-name="LFO4" style:family="paragraph">
      <style:paragraph-properties fo:margin-top="0in" fo:margin-bottom="0.1666in" fo:background-color="#FFFFFF"/>
    </style:style>
    <style:style style:name="T95" style:parent-style-name="Domyślnaczcionkaakapitu" style:family="text">
      <style:text-properties fo:font-weight="bold" style:font-weight-asian="bold" fo:font-size="11pt" style:font-size-asian="11pt" style:font-size-complex="11pt"/>
    </style:style>
    <style:style style:name="P96" style:parent-style-name="NormalnyWeb" style:family="paragraph">
      <style:paragraph-properties fo:margin-top="0in" fo:margin-bottom="0.1666in" fo:margin-left="0.5in" fo:background-color="#FFFFFF">
        <style:tab-stops/>
      </style:paragraph-properties>
    </style:style>
    <style:style style:name="T97" style:parent-style-name="Domyślnaczcionkaakapitu" style:family="text">
      <style:text-properties fo:font-size="11pt" style:font-size-asian="11pt" style:font-size-complex="11pt"/>
    </style:style>
    <style:style style:name="T98" style:parent-style-name="Domyślnaczcionkaakapitu" style:family="text">
      <style:text-properties fo:font-weight="bold" style:font-weight-asian="bold" fo:font-size="11pt" style:font-size-asian="11pt" style:font-size-complex="11pt"/>
    </style:style>
    <style:style style:name="T99" style:parent-style-name="Domyślnaczcionkaakapitu" style:family="text">
      <style:text-properties fo:font-size="11pt" style:font-size-asian="11pt" style:font-size-complex="11pt"/>
    </style:style>
    <style:style style:name="T100" style:parent-style-name="Domyślnaczcionkaakapitu" style:family="text">
      <style:text-properties fo:font-size="11pt" style:font-size-asian="11pt" style:font-size-complex="11pt"/>
    </style:style>
    <style:style style:name="T101" style:parent-style-name="Domyślnaczcionkaakapitu" style:family="text">
      <style:text-properties fo:font-weight="bold" style:font-weight-asian="bold" fo:font-size="11pt" style:font-size-asian="11pt" style:font-size-complex="11pt"/>
    </style:style>
    <style:style style:name="T102" style:parent-style-name="Domyślnaczcionkaakapitu" style:family="text">
      <style:text-properties fo:font-weight="bold" style:font-weight-asian="bold" fo:font-size="11pt" style:font-size-asian="11pt" style:font-size-complex="11pt"/>
    </style:style>
    <style:style style:name="T103" style:parent-style-name="Domyślnaczcionkaakapitu" style:family="text">
      <style:text-properties fo:font-size="11pt" style:font-size-asian="11pt" style:font-size-complex="11pt"/>
    </style:style>
    <style:style style:name="P104" style:parent-style-name="NormalnyWeb" style:family="paragraph">
      <style:paragraph-properties fo:margin-top="0in" fo:margin-bottom="0.1666in" fo:margin-left="0.5in" fo:background-color="#FFFFFF">
        <style:tab-stops/>
      </style:paragraph-properties>
      <style:text-properties fo:font-weight="bold" style:font-weight-asian="bold" fo:font-size="8pt" style:font-size-asian="8pt" style:font-size-complex="8pt"/>
    </style:style>
    <style:style style:name="P105" style:parent-style-name="NormalnyWeb" style:family="paragraph">
      <style:paragraph-properties fo:margin-top="0in" fo:margin-bottom="0.1666in" fo:margin-left="0.5in" fo:background-color="#FFFFFF">
        <style:tab-stops/>
      </style:paragraph-properties>
      <style:text-properties fo:font-weight="bold" style:font-weight-asian="bold" fo:font-size="8pt" style:font-size-asian="8pt" style:font-size-complex="8pt"/>
    </style:style>
    <style:style style:name="P106" style:parent-style-name="NormalnyWeb" style:family="paragraph">
      <style:paragraph-properties fo:margin-top="0in" fo:margin-bottom="0.1666in" fo:margin-left="0.5in" fo:background-color="#FFFFFF">
        <style:tab-stops/>
      </style:paragraph-properties>
      <style:text-properties fo:font-weight="bold" style:font-weight-asian="bold" fo:font-size="8pt" style:font-size-asian="8pt" style:font-size-complex="8pt"/>
    </style:style>
    <style:style style:name="P107" style:parent-style-name="NormalnyWeb" style:family="paragraph">
      <style:paragraph-properties fo:margin-top="0in" fo:margin-bottom="0.1666in" fo:margin-left="0.5in" fo:background-color="#FFFFFF">
        <style:tab-stops/>
      </style:paragraph-properties>
      <style:text-properties fo:font-weight="bold" style:font-weight-asian="bold" fo:font-size="8pt" style:font-size-asian="8pt" style:font-size-complex="8pt"/>
    </style:style>
    <style:style style:name="P108" style:parent-style-name="NormalnyWeb" style:family="paragraph">
      <style:paragraph-properties fo:margin-top="0in" fo:margin-bottom="0.1666in" fo:margin-left="0.5in" fo:background-color="#FFFFFF">
        <style:tab-stops/>
      </style:paragraph-properties>
      <style:text-properties fo:font-size="11pt" style:font-size-asian="11pt" style:font-size-complex="11pt"/>
    </style:style>
    <style:style style:name="P109" style:parent-style-name="NormalnyWeb" style:family="paragraph">
      <style:paragraph-properties fo:margin-top="0in" fo:margin-bottom="0.1666in" fo:background-color="#FFFFFF"/>
      <style:text-properties fo:font-weight="bold" style:font-weight-asian="bold" fo:font-size="11pt" style:font-size-asian="11pt" style:font-size-complex="11pt"/>
    </style:style>
    <style:style style:name="P110" style:parent-style-name="NormalnyWeb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111" style:parent-style-name="NormalnyWeb" style:family="paragraph">
      <style:paragraph-properties fo:margin-top="0in" fo:margin-bottom="0.1666in" fo:background-color="#FFFFFF"/>
    </style:style>
    <style:style style:name="T112" style:parent-style-name="Domyślnaczcionkaakapitu" style:family="text">
      <style:text-properties fo:font-weight="bold" style:font-weight-asian="bold" fo:font-size="11pt" style:font-size-asian="11pt" style:font-size-complex="11pt"/>
    </style:style>
    <style:style style:name="T113" style:parent-style-name="Domyślnaczcionkaakapitu" style:family="text">
      <style:text-properties fo:font-size="11pt" style:font-size-asian="11pt" style:font-size-complex="11pt"/>
    </style:style>
    <style:style style:name="T114" style:parent-style-name="Domyślnaczcionkaakapitu" style:family="text">
      <style:text-properties fo:font-size="11pt" style:font-size-asian="11pt" style:font-size-complex="11pt"/>
    </style:style>
    <style:style style:name="T115" style:parent-style-name="Domyślnaczcionkaakapitu" style:family="text">
      <style:text-properties fo:font-size="11pt" style:font-size-asian="11pt" style:font-size-complex="11pt"/>
    </style:style>
    <style:style style:name="T116" style:parent-style-name="Domyślnaczcionkaakapitu" style:family="text">
      <style:text-properties fo:font-size="11pt" style:font-size-asian="11pt" style:font-size-complex="11pt"/>
    </style:style>
    <style:style style:name="P117" style:parent-style-name="NormalnyWeb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118" style:parent-style-name="NormalnyWeb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119" style:parent-style-name="NormalnyWeb" style:family="paragraph">
      <style:paragraph-properties fo:margin-top="0in" fo:margin-bottom="0.1666in" fo:background-color="#FFFFFF"/>
      <style:text-properties fo:font-weight="bold" style:font-weight-asian="bold" fo:font-size="14pt" style:font-size-asian="14pt" style:font-size-complex="14pt"/>
    </style:style>
    <style:style style:name="P120" style:parent-style-name="NormalnyWeb" style:family="paragraph">
      <style:paragraph-properties fo:margin-top="0in" fo:margin-bottom="0.1666in" fo:background-color="#FFFFFF"/>
      <style:text-properties fo:font-size="11pt" style:font-size-asian="11pt" style:font-size-complex="11pt"/>
    </style:style>
    <style:style style:name="P121" style:parent-style-name="NormalnyWeb" style:family="paragraph">
      <style:paragraph-properties fo:margin-top="0in" fo:margin-bottom="0.1666in" fo:background-color="#FFFFFF"/>
    </style:style>
    <style:style style:name="T122" style:parent-style-name="Domyślnaczcionkaakapitu" style:family="text">
      <style:text-properties fo:color="#242729" fo:font-size="8pt" style:font-size-asian="8pt" style:font-size-complex="8pt"/>
    </style:style>
    <style:style style:name="T123" style:parent-style-name="Domyślnaczcionkaakapitu" style:family="text">
      <style:text-properties fo:color="#242729" fo:font-size="8pt" style:font-size-asian="8pt" style:font-size-complex="8pt"/>
    </style:style>
    <style:style style:name="P124" style:parent-style-name="NormalnyWeb" style:family="paragraph">
      <style:paragraph-properties fo:margin-top="0in" fo:margin-bottom="0.1666in" fo:background-color="#FFFFFF"/>
      <style:text-properties fo:color="#242729" fo:font-size="8pt" style:font-size-asian="8pt" style:font-size-complex="8pt"/>
    </style:style>
    <style:style style:name="P125" style:parent-style-name="NormalnyWeb" style:family="paragraph">
      <style:paragraph-properties fo:margin-top="0in" fo:margin-bottom="0.1666in" fo:background-color="#FFFFFF"/>
      <style:text-properties fo:color="#242729" fo:font-size="8pt" style:font-size-asian="8pt" style:font-size-complex="8pt"/>
    </style:style>
    <style:style style:name="P126" style:parent-style-name="NormalnyWeb" style:family="paragraph">
      <style:paragraph-properties fo:margin-top="0in" fo:margin-bottom="0.1666in" fo:margin-left="1in" fo:background-color="#FFFFFF">
        <style:tab-stops/>
      </style:paragraph-properties>
      <style:text-properties fo:color="#242729" fo:font-size="8pt" style:font-size-asian="8pt" style:font-size-complex="8pt"/>
    </style:style>
    <style:style style:name="P127" style:parent-style-name="NormalnyWeb" style:family="paragraph">
      <style:paragraph-properties fo:margin-top="0in" fo:margin-bottom="0.1666in" fo:margin-left="1in" fo:background-color="#FFFFFF">
        <style:tab-stops/>
      </style:paragraph-properties>
      <style:text-properties fo:color="#242729" fo:font-size="8pt" style:font-size-asian="8pt" style:font-size-complex="8pt"/>
    </style:style>
    <style:style style:name="P128" style:parent-style-name="Akapitzlistą" style:family="paragraph">
      <style:paragraph-properties fo:margin-left="1in">
        <style:tab-stops/>
      </style:paragraph-properties>
      <style:text-properties style:font-name="Times New Roman" style:font-name-complex="Times New Roman" fo:color="#000000"/>
    </style:style>
    <style:style style:name="P129" style:parent-style-name="Akapitzlistą" style:family="paragraph">
      <style:text-properties style:font-name="Times New Roman" style:font-name-complex="Times New Roman" fo:font-weight="bold" style:font-weight-asian="bold" fo:font-style="italic" style:font-style-asian="italic" fo:color="#000000"/>
    </style:style>
    <style:style style:name="P130" style:parent-style-name="Akapitzlistą" style:family="paragraph">
      <style:text-properties style:font-name="Times New Roman" style:font-name-complex="Times New Roman" fo:color="#000000"/>
    </style:style>
    <style:style style:name="P131" style:parent-style-name="Akapitzlistą" style:family="paragraph">
      <style:text-properties style:font-name="Times New Roman" style:font-name-complex="Times New Roman" fo:color="#000000"/>
    </style:style>
    <style:style style:name="P132" style:parent-style-name="Normalny" style:family="paragraph">
      <style:paragraph-properties fo:margin-left="0.4916in">
        <style:tab-stops/>
      </style:paragraph-properties>
      <style:text-properties style:font-name="Times New Roman" style:font-name-complex="Times New Roman" fo:color="#000000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ANALIZA ALGORYTMÓW</text:p>
      <text:p text:style-name="P2"><text:span text:style-name="T3">DOKUMENTACJA WST</text:span><text:span text:style-name="T4">Ę</text:span><text:span text:style-name="T5">PNA</text:span></text:p>
      <text:p text:style-name="P6"><text:span text:style-name="T7">OPRACOWA</text:span><text:span text:style-name="T8">Ł</text:span><text:span text:style-name="T9"><text:s/>: Pawe</text:span><text:span text:style-name="T10">ł Walczak</text:span></text:p>
      <text:p text:style-name="P11"><text:span text:style-name="T12">TUTOR: dr<text:s/></text:span><text:span text:style-name="T13">in</text:span><text:span text:style-name="T14">ż</text:span><text:span text:style-name="T15">.</text:span><text:span text:style-name="T16"><text:s/>Tomasz Trzci</text:span><text:span text:style-name="T17">ński</text:span></text:p>
      <text:p text:style-name="P18">TREŚĆ:</text:p>
      <text:p text:style-name="Normalny"><text:span text:style-name="T19">Zadanie 8. Mamy zestaw S niełamalnych patyków o długości<text:s/></text:span><draw:frame draw:style-name="a0" text:anchor-type="as-char" svg:x="0in" svg:y="0in" svg:width="0.14583in" svg:height="0.19792in" style:rel-width="scale" style:rel-height="scale"><draw:object xlink:href="Object 1/" xlink:type="simple" xlink:show="embed" xlink:actuate="onLoad"/></draw:frame><text:span text:style-name="T20">o długości<text:s/></text:span><draw:frame draw:style-name="a1" text:anchor-type="as-char" svg:x="0in" svg:y="0in" svg:width="1.55208in" svg:height="0.19792in" style:rel-width="scale" style:rel-height="scale"><draw:object xlink:href="Object 2/" xlink:type="simple" xlink:show="embed" xlink:actuate="onLoad"/></draw:frame><text:span text:style-name="T21"><text:s/>Zaproponuj algorytm wyliczający na ile sposobów można zbudować kwadrat przy użyciu 6 z tych patyków i wyznaczy, które patyki należy użyć.</text:span></text:p>
      <text:p text:style-name="P22">KONCEPCJA WYKONANIA:</text:p>
      <text:list text:style-name="LFO1" text:continue-numbering="true">
        <text:list-item>
          <text:p text:style-name="P23"><text:span text:style-name="T24">Najpierw wyobraźmy sobie, że zbiór patyków przechowujemy w tablicy ( która jest strukturą o sz</text:span><text:span text:style-name="T25">ybkim czasie dostępu ( O(1) ) .</text:span><text:span text:style-name="T26">Kolejnym krokiem, jest posortowanie danej tablicy, od najkrót</text:span><text:span text:style-name="T27">szych długości do najdłuższych. Przydatne również będzie zachowanie oryginalnej tablicy oraz stworzenie tablicy, która będzie przechowywała indeksy oryginalnych elementów po sortowaniu. Operację sortowania wykonam implementując własną klasę<text:s/></text:span><text:span text:style-name="T28">QuickSort</text:span><text:span text:style-name="T29">, która oprócz posortowania tablicy, stworzy również wspomnianą wyżej tablicę indeksów. Zgodnie z teorią, ta operacja powinna być złożoności O(nlogn) lub w pesymistycznym przypadku maksymalnie O(</text:span><draw:frame draw:style-name="a2" text:anchor-type="as-char" svg:x="0in" svg:y="0in" svg:width="0.22917in" svg:height="0.19792in" style:rel-width="scale" style:rel-height="scale"><draw:object xlink:href="Object 3/" xlink:type="simple" xlink:show="embed" xlink:actuate="onLoad"/></draw:frame><text:span text:style-name="T30">, gdzie n to ilość patyków.</text:span></text:p>
        </text:list-item>
        <text:list-item>
          <text:p text:style-name="P31"><text:span text:style-name="T32">Zastanówmy się , nad tym jak znaleźć kwadraty wykorzystując 6 patyków. Mamy dwa sposoby:</text:span></text:p>
        </text:list-item>
      </text:list>
      <text:list text:style-name="LFO2" text:continue-numbering="true">
        <text:list-item>
          <text:p text:style-name="P33"><text:span text:style-name="T34">Zauważmy, że aby utworzyć taki kwadrat, możemy znaleźć przynajmniej dwa patyki o takiej samej długości<text:s/></text:span><text:span text:style-name="T35">length</text:span><text:span text:style-name="T36">. W tym wypadku szukamy w tablicy, pary patyków , które po zsumowaniu będą miały długość<text:s/></text:span><text:span text:style-name="T37">length</text:span><text:span text:style-name="T38">.<text:s/></text:span><text:span text:style-name="T39">Takich par szukamy w posortowanej tablicy dla indeksów mniejszych od pierwszego znalezionego zduplikowanego elementu. Jeżeli znajdziemy minimum dwie takie pary to możemy stworzyć kwadrato bokach {(length),(length),(para1),(para2)}. Zauważmy, że takich par i duplikatów może być więcej i należy znaleźć każdą opcję.</text:span></text:p>
        </text:list-item>
        <text:list-item>
          <text:p text:style-name="P40"><text:span text:style-name="T41">Kwadrat możemy stworzyć również, używając trzech patyków o tej samej długości<text:s/></text:span><text:span text:style-name="T42">length<text:s/></text:span><text:span text:style-name="T43">oraz trzech innych patyków które będą sumowały się do długości<text:s/></text:span><text:span text:style-name="T44">length.<text:s/></text:span><text:span text:style-name="T45"><text:s/>Postępujemy tutaj analogicznie do sytauacji z punktu 1.</text:span></text:p>
        </text:list-item>
      </text:list>
      <text:p text:style-name="P46">Rozważmy tutaj sposób w jaki zrealizować podane punkty. Należy postawić odpowiedzi na kilka pytań.</text:p>
      <text:list text:style-name="LFO4" text:continue-numbering="true">
        <text:list-item>
          <text:p text:style-name="P47">Jak znaleźć duplikaty ( patyki o tej samej długości ) ?</text:p>
        </text:list-item>
      </text:list>
      <text:p text:style-name="Akapitzlistą"><text:span text:style-name="T48">Użyjemy tutaj klasy, którą nazwiemy Engine. Będzie posiadać ona metodę, w której będzie zaimplementowana pętla, przechodząca przez wszystkie elementy<text:s/></text:span><text:span text:style-name="T49">tablicy posortowanej</text:span><text:span text:style-name="T50">.<text:s/></text:span><text:span text:style-name="T51">Będzie ona szukała długości, które są takie same. Po natknięciu się na taką sytuację, zlicza ona ile elementów się powtórzyło.</text:span><text:span text:style-name="T52"><text:s/>Następnie kontynuuje w poszukiwaniu kolejnych duplikatów.</text:span><text:span text:style-name="T53"><text:s/>Złożoność przeszukiwania O(n).<text:s/></text:span></text:p>
      <text:list text:style-name="LFO4" text:continue-numbering="true">
        <text:list-item>
          <text:p text:style-name="P54">Jakich struktur danych i klas użyć do przechowywania, duplikatów ( patyków o tej samej długości)?</text:p>
        </text:list-item>
      </text:list>
      <text:p text:style-name="Akapitzlistą"><text:span text:style-name="T55">Do przechowywania duplikatów użyjemy klasy<text:s/></text:span><text:span text:style-name="T56">Duplicate.<text:s/></text:span><text:span text:style-name="T57">Będzie ona posiadała pola:</text:span></text:p>
      <text:soft-page-break/>
      <text:p text:style-name="P58">int value // długość patyka</text:p>
      <text:p text:style-name="P59">int numberOfSticks // liczba patyków o tej samej długości</text:p>
      <text:p text:style-name="P60">std::vector&lt;int&gt; sticksIndices // indeksy duplikatów w oryginalnej tablicy</text:p>
      <text:p text:style-name="P61">std::vector&lt;DoubleSide&gt;<text:s/>doubleSides// wektor klas DoubleSide ( omówione poźniej)</text:p>
      <text:p text:style-name="P62">std::vector&lt;TripleSide&gt; tripleSides// wektor klas TripleSide ( omówione poźniej)</text:p>
      <text:p text:style-name="P63"/>
      <text:p text:style-name="P64">Wektor klas Duplicate, będziemy z kolei przechowywać w klasie Engine.<text:s/>Do tego wektora będziemy „pushować” w sytuacji gdy znajdujemy w punkcie pierwszym Duplikat, i mamy informację o długości zduplikowanego patyka, ilości duplikatów, oraz ich indeksach w oryginalnej tablicy.</text:p>
      <text:list text:style-name="LFO4" text:continue-numbering="true">
        <text:list-item>
          <text:p text:style-name="P65"><text:span text:style-name="T66">Jak znaleźć pary/trójki patyków, które będą odpowiadały danym duplikatom?</text:span></text:p>
        </text:list-item>
      </text:list>
      <text:p text:style-name="P67">W momencie wykrycia duplikatu w punkcie 1. wywołujemy metodę, która będzie przeszukiwała posortowaną tablicę od indeksu 0 do indeksu pierwszego<text:s/>elementu zduplikowanegow celu znalezienia pary/trójki która zsumuje się do odpowiedniej długości. Inaczej wygląda procedura dla szukania par a trójke:</text:p>
      <text:list text:style-name="LFO5" text:continue-numbering="true">
        <text:list-item>
          <text:p text:style-name="P68">PARY</text:p>
        </text:list-item>
      </text:list>
      <text:p text:style-name="P69"><text:span text:style-name="T70">W sytuacji gdy tablica jest posortowana, jest to bardzo proste.<text:s/></text:span><text:span text:style-name="T71">Pseudokod:</text:span></text:p>
      <text:p text:style-name="P72">i=0; j= index od first duplicate element, sum is the value of duplicate element</text:p>
      <text:p text:style-name="P73">If i+j = sum, then return (i,j). <text:s/>Some special function <text:s/>to check whether there are more elements of value sortedArray[i]/ sortedArray[j]<text:s/></text:p>
      <text:p text:style-name="P74"><text:line-break/>If i+j &lt; sum, then move i to the right one position.<text:line-break/>If i+j &gt; sum, then move j to the left one position.</text:p>
      <text:p text:style-name="P75">Złożoność tej operacji to O(n).</text:p>
      <text:list text:style-name="LFO5" text:continue-numbering="true">
        <text:list-item>
          <text:p text:style-name="P76"><text:span text:style-name="T77">TRÓJKI</text:span></text:p>
        </text:list-item>
      </text:list>
      <text:p text:style-name="P78">Tutaj jest już nieco trudniej.</text:p>
      <text:p text:style-name="P79">i=0, n=index of first duplicate element ( in case there are at least 3 of them!) , sum is the value of duplicate element</text:p>
      <text:p text:style-name="P80">for(i in 1…n)</text:p>
      <text:p text:style-name="P81"><text:tab/><text:tab/><text:tab/>j = i+1</text:p>
      <text:p text:style-name="P82"><text:tab/><text:tab/><text:tab/>k = n</text:p>
      <text:p text:style-name="P83"><text:tab/><text:tab/><text:tab/>while ( k &gt;= <text:s/>j)</text:p>
      <text:p text:style-name="P84"><text:tab/><text:tab/><text:tab/>if(sortedArr[i] + sortedArr[j] + sortedArr[k] )</text:p>
      <text:p text:style-name="P85"><text:s/>return (A[i], A[j], A[k]) // match!</text:p>
      <text:p text:style-name="P86"><text:tab/><text:tab/><text:tab/>else<text:s/><text:tab/></text:p>
      <text:p text:style-name="P87"><text:tab/><text:tab/><text:tab/><text:tab/>(sortedArr[i] + sortedArr[j] + sortedArr[k] &gt; 0 ) ? k--: j++</text:p>
      <text:p text:style-name="P88"><text:tab/><text:tab/>Done</text:p>
      <text:p text:style-name="P89"><text:span text:style-name="T90"><text:tab/></text:span><text:span text:style-name="T91"><text:tab/></text:span><text:span text:style-name="T92">Tutaj złożoność to już O(</text:span><draw:frame draw:style-name="a3" text:anchor-type="as-char" svg:x="0in" svg:y="0in" svg:width="0.22917in" svg:height="0.19792in" style:rel-width="scale" style:rel-height="scale"><draw:object xlink:href="Object 4/" xlink:type="simple" xlink:show="embed" xlink:actuate="onLoad"/></draw:frame><text:span text:style-name="T93">.</text:span></text:p>
      <text:list text:style-name="LFO4" text:continue-numbering="true">
        <text:list-item>
          <text:p text:style-name="P94"><text:span text:style-name="T95">Jak przechowywać te boki?</text:span></text:p>
        </text:list-item>
      </text:list>
      <text:soft-page-break/>
      <text:p text:style-name="P96"><text:span text:style-name="T97">Tutaj z pomocą idzie wspomniana wcześniej klasa<text:s/></text:span><text:span text:style-name="T98">DoubleSide</text:span><text:span text:style-name="T99"><text:s/></text:span><text:span text:style-name="T100">oraz<text:s/></text:span><text:span text:style-name="T101">TripleSide</text:span><text:span text:style-name="T102">.<text:s/></text:span><text:span text:style-name="T103">W chwili znalezenia pary lub trójki zostanie wywołana odpowiednio pewna metoda, która albo stworzy nowy obiekt DoubleSide lub TripleSide. Klasa DoubleSide będzie miała pola:</text:span></text:p>
      <text:p text:style-name="P104">int firstSide // pierwszy bok</text:p>
      <text:p text:style-name="P105">int secondSide // drugi bok</text:p>
      <text:p text:style-name="P106">int firstSideIndex // indeks w oryginalnej tablicy pierwszego boku</text:p>
      <text:p text:style-name="P107">int secondSideIndex // analogicznie</text:p>
      <text:p text:style-name="P108">Klasa TripleSide będzie wyglądał analogicznie.<text:s/>Taki nowy obiekt będziemy wrzucać do wektora danej instancji Duplicate.</text:p>
      <text:p text:style-name="P109">UWAGA: KAŻDY NOWY INSERT DO WEKTORA TO KOSZT O(n), gdzie n długość wektora!</text:p>
      <text:p text:style-name="P110"/>
      <text:p text:style-name="P111"><text:span text:style-name="T112">Po zakończeniu tych operacji,<text:s/></text:span><text:span text:style-name="T113">mamy już pełną informację o możliwych długościach boków</text:span><text:span text:style-name="T114"><text:s/>( pełna informacja w klasie Duplicate)</text:span><text:span text:style-name="T115">, teraz należy stworzyć każdy możliwy kwadrat. Taki kwadrat będzie reprezentowała klasa Square, która będzie posiadała pola informujące, o długościach boków i ich indeksach. Tutaj należy będzie stworzyć kwadraty o różnych kombinacjach ( np. trzeba będzie uwzględnić możliwość wystąpenia boków stworzonych z patyków o tych samych długościach, ale o różnych indeksach w oryginalnej tablicy).</text:span><text:span text:style-name="T116"><text:s/>Będziemy te kwadrat przechowywać w klasie Squares w wektorze std::vector &lt;Square&gt; squares.<text:s/></text:span></text:p>
      <text:p text:style-name="P117"/>
      <text:p text:style-name="P118"/>
      <text:p text:style-name="P119">KONTEKST MENU ORAZ POBIERANIA DANYCH.</text:p>
      <text:p text:style-name="P120">Program będzie posiadał Menu konsolowe. Będzie możliwa opcja pobrania danych z pliku, lub manualnego wprowadzenia danych. Na koniec działania programu będzie wyświetlania pełna informacja o czasie wykonywania programu. Rozważam, również utworzenie statystyki na temat czasu wykonywania programu dla różnych zbiorów danych (tabela, wykresy).<text:s/></text:p>
      <text:p text:style-name="P121"><text:span text:style-name="T122"><text:tab/></text:span><text:span text:style-name="T123"><text:tab/></text:span></text:p>
      <text:p text:style-name="P124"/>
      <text:p text:style-name="P125"><text:tab/><text:tab/><text:tab/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zastępczy" style:display-name="Tekst zastępczy" style:family="text" style:parent-style-name="Domyślnaczcionkaakapitu">
      <style:text-properties fo:color="#808080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HTML-kod" style:display-name="HTML - kod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bold" style:font-weight-asian="bold"/>
    </style:style>
    <style:style style:name="WW_CharLFO4LVL1" style:family="text">
      <style:text-properties fo:font-weight="bold" style:font-weight-asian="bold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7888in" text:min-label-width="0.25in"/>
      </text:list-level-style-number>
      <text:list-level-style-number text:level="2" style:num-suffix="." style:num-format="a" style:num-letter-sync="true">
        <style:list-level-properties text:space-before="1.2888in" text:min-label-width="0.25in"/>
      </text:list-level-style-number>
      <text:list-level-style-number text:level="3" style:num-suffix="." style:num-format="i">
        <style:list-level-properties fo:text-align="end" text:space-before="1.9138in" text:min-label-width="0.125in"/>
      </text:list-level-style-number>
      <text:list-level-style-number text:level="4" style:num-suffix="." style:num-format="1">
        <style:list-level-properties text:space-before="2.2888in" text:min-label-width="0.25in"/>
      </text:list-level-style-number>
      <text:list-level-style-number text:level="5" style:num-suffix="." style:num-format="a" style:num-letter-sync="true">
        <style:list-level-properties text:space-before="2.7888in" text:min-label-width="0.25in"/>
      </text:list-level-style-number>
      <text:list-level-style-number text:level="6" style:num-suffix="." style:num-format="i">
        <style:list-level-properties fo:text-align="end" text:space-before="3.4138in" text:min-label-width="0.125in"/>
      </text:list-level-style-number>
      <text:list-level-style-number text:level="7" style:num-suffix="." style:num-format="1">
        <style:list-level-properties text:space-before="3.7888in" text:min-label-width="0.25in"/>
      </text:list-level-style-number>
      <text:list-level-style-number text:level="8" style:num-suffix="." style:num-format="a" style:num-letter-sync="true">
        <style:list-level-properties text:space-before="4.2888in" text:min-label-width="0.25in"/>
      </text:list-level-style-number>
      <text:list-level-style-number text:level="9" style:num-suffix="." style:num-format="i">
        <style:list-level-properties fo:text-align="end" text:space-before="4.9138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ul</meta:initial-creator>
    <dc:creator>Paul</dc:creator>
    <meta:creation-date>2016-11-20T12:26:00Z</meta:creation-date>
    <dc:date>2016-11-20T13:41:00Z</dc:date>
    <meta:template xlink:href="Normal" xlink:type="simple"/>
    <meta:editing-cycles>1</meta:editing-cycles>
    <meta:editing-duration>PT4500S</meta:editing-duration>
    <meta:document-statistic meta:page-count="3" meta:paragraph-count="12" meta:word-count="863" meta:character-count="6030" meta:row-count="43" meta:non-whitespace-character-count="517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i> </mml:mi>
</mml:math>
</file>

<file path=Object 2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o>,</mml:mo>
  <mml:mi> </mml:mi>
  <mml:mi> </mml:mi>
  <mml:mi>i</mml:mi>
  <mml:mo>∊</mml:mo>
  <mml:mi> </mml:mi>
  <mml:mi> </mml:mi>
  <mml:mfenced separators="|">
    <mml:mrow>
      <mml:mn>1,2</mml:mn>
      <mml:mo>,</mml:mo>
      <mml:mn>3</mml:mn>
      <mml:mo>,</mml:mo>
      <mml:mo>…</mml:mo>
      <mml:mo>,</mml:mo>
      <mml:mi> </mml:mi>
      <mml:mi>S</mml:mi>
    </mml:mrow>
  </mml:mfenced>
  <mml:mo>.</mml:mo>
</mml:math>
</file>

<file path=Object 3/content.xml><?xml version="1.0" encoding="utf-8"?>
<mml:math xmlns:mml="http://www.w3.org/1998/Math/MathML" xmlns:m="http://schemas.openxmlformats.org/officeDocument/2006/math">
  <mml:msup>
    <mml:mrow>
      <mml:mi>n</mml:mi>
    </mml:mrow>
    <mml:mrow>
      <mml:mn>2</mml:mn>
    </mml:mrow>
  </mml:msup>
  <mml:mo>)</mml:mo>
</mml:math>
</file>

<file path=Object 4/content.xml><?xml version="1.0" encoding="utf-8"?>
<mml:math xmlns:mml="http://www.w3.org/1998/Math/MathML" xmlns:m="http://schemas.openxmlformats.org/officeDocument/2006/math">
  <mml:msup>
    <mml:mrow>
      <mml:mi>n</mml:mi>
    </mml:mrow>
    <mml:mrow>
      <mml:mn>2</mml:mn>
    </mml:mrow>
  </mml:msup>
  <mml:mo>)</mml:mo>
</mml:math>
</file>